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452" officeooo:paragraph-rsid="001274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ier pas autoris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0:45:07.498268967</meta:creation-date>
    <dc:date>2025-10-13T10:45:38.938418011</dc:date>
    <meta:editing-duration>PT33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24.2.7.2$Linux_X86_64 LibreOffice_project/420$Build-2</meta:generator>
  </office:meta>
</office:document-meta>
</file>